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svg:stroke-width="0.106cm" svg:stroke-color="#ff8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2a6099" loext:opacity="100%" fo:font-weight="bold" style:font-weight-asian="bold" style:font-weight-complex="bold"/>
    </style:style>
    <style:style style:name="P3" style:family="paragraph">
      <loext:graphic-properties draw:fill="none" draw:fill-color="#ffffff"/>
      <style:text-properties fo:color="#ff8000" loext:opacity="100%" fo:font-weight="bold" style:font-weight-asian="bold" style:font-weight-complex="bold"/>
    </style:style>
    <style:style style:name="T1" style:family="text">
      <style:text-properties fo:color="#2a6099" loext:opacity="100%" fo:font-weight="bold" style:font-weight-asian="bold" style:font-weight-complex="bold"/>
    </style:style>
    <style:style style:name="T2" style:family="text">
      <style:text-properties fo:color="#ff8000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905cm" svg:y1="2.27cm" svg:x2="2.905cm" svg:y2="11.16cm">
          <text:p/>
        </draw:line>
        <draw:line draw:style-name="gr1" draw:text-style-name="P1" draw:layer="layout" svg:x1="2.922cm" svg:y1="11.16cm" svg:x2="19.732cm" svg:y2="11.16cm">
          <text:p/>
        </draw:line>
        <draw:path draw:style-name="gr2" draw:text-style-name="P1" draw:layer="layout" svg:width="15.771cm" svg:height="4.81cm" draw:transform="skewX (2.45466762647099E-017) rotate (0.111526539202438) translate (3.20769484429152cm 3.88499928019183cm)" svg:viewBox="0 0 15772 4811" svg:d="M0 2635c591-244 848 666 1488 248 480-313 743 258 1236 303 567 52 1012-146 1505-282 487-135 848-584 937-1041 113-580 671-546 819-1097 115-427 674-579 1165-525 446 49 873-105 1335-219 573-141 838 437 1285 226 675-319 613 635 1232 342 453-214 761 444 1191 339 554-136 859 461 677 895-184 439 189 847 310 1263 126 436 123 954 470 1281 351 332 773 489 1268 389l498-67 356 121">
          <text:p/>
        </draw:path>
        <draw:frame draw:style-name="gr3" draw:text-style-name="P2" draw:layer="layout" svg:width="2.022cm" svg:height="0.962cm" svg:x="4.492cm" svg:y="5.455cm">
          <draw:text-box>
            <text:p><text:span text:style-name="T1">Load</text:span></text:p>
          </draw:text-box>
        </draw:frame>
        <draw:path draw:style-name="gr4" draw:text-style-name="P1" draw:layer="layout" svg:width="16.688cm" svg:height="3.81cm" svg:x="3.379cm" svg:y="4.941cm" svg:viewBox="0 0 16689 3811" svg:d="M0 3526c446 93 846-157 1303-82 424 70 809-168 1261-81 399 77 821 71 1222 0 441-77 933-42 1261-448 308-382 621-812 652-1343 25-439 221-873 488-1221 301-391 824-242 1262-326 465-88 962 102 1425 0 475-105 807 153 1262 122 447-30 892 126 1343 82 423-40 837 33 1262 40 440 7 888-185 1302-40 504 177 808 706 1018 1180 170 384 113 843 326 1221 246 435 534 876 976 1140l326 41">
          <text:p/>
        </draw:path>
        <draw:frame draw:style-name="gr3" draw:text-style-name="P3" draw:layer="layout" svg:width="3.038cm" svg:height="0.962cm" svg:x="4.81cm" svg:y="8.62cm">
          <draw:text-box>
            <text:p><text:span text:style-name="T2">capacit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20T21:28:28.109399115</meta:creation-date>
    <dc:date>2021-09-20T21:32:46.226121824</dc:date>
    <meta:editing-duration>PT4M18S</meta:editing-duration>
    <meta:editing-cycles>1</meta:editing-cycles>
    <meta:document-statistic meta:object-count="6"/>
    <meta:generator>LibreOffice/7.1.5.2$Linux_X86_64 LibreOffice_project/10$Build-2</meta:generator>
  </office:meta>
</office:document-meta>
</file>